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hilanka" svg:font-family="Chilanka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swiss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69f0ae" draw:textarea-horizontal-align="justify" draw:textarea-vertical-align="middle" draw:auto-grow-height="false" fo:min-height="0cm" fo:min-width="4.25cm"/>
    </style:style>
    <style:style style:name="gr2" style:family="graphic" style:parent-style-name="standard">
      <style:graphic-properties draw:stroke="none" draw:fill-color="#69f0ae" draw:textarea-horizontal-align="justify" draw:textarea-vertical-align="middle" draw:auto-grow-height="false" fo:min-height="1.382cm" fo:min-width="0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draw:fill-color="#69f0ae" draw:textarea-horizontal-align="justify" draw:textarea-vertical-align="middle" draw:auto-grow-height="false" fo:min-height="1.45cm" fo:min-width="0cm"/>
    </style:style>
    <style:style style:name="gr5" style:family="graphic" style:parent-style-name="standard">
      <style:graphic-properties svg:stroke-width="0.018cm" svg:stroke-color="#616161" draw:marker-start-width="0.227cm" draw:marker-end-width="0.227cm" draw:fill-color="#00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standard">
      <style:graphic-properties draw:stroke="none" draw:fill-color="#424242" draw:textarea-horizontal-align="justify" draw:textarea-vertical-align="middle" draw:auto-grow-height="false" fo:min-height="1cm" fo:min-width="0cm"/>
    </style:style>
    <style:style style:name="gr7" style:family="graphic" style:parent-style-name="standard">
      <style:graphic-properties draw:stroke="none" draw:fill-color="#424242" draw:textarea-horizontal-align="justify" draw:textarea-vertical-align="middle" draw:auto-grow-height="false" fo:min-height="0cm" fo:min-width="0.862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gr10" style:family="graphic" style:parent-style-name="standard">
      <style:graphic-properties svg:stroke-width="0.018cm" svg:stroke-color="#7b1fa2" draw:marker-start-width="0.227cm" draw:marker-end-width="0.227cm" draw:fill-color="#ce93d8" draw:textarea-horizontal-align="justify" draw:textarea-vertical-align="middle" draw:auto-grow-height="false" fo:min-height="0cm" fo:min-width="0.102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svg:stroke-color="#b71c1c" draw:marker-start-width="0.227cm" draw:marker-end-width="0.227cm" draw:fill-color="#ef9a9a" draw:textarea-horizontal-align="justify" draw:textarea-vertical-align="middle" draw:auto-grow-height="false" fo:min-height="0.265cm" fo:min-width="0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gr14" style:family="graphic" style:parent-style-name="standard">
      <style:graphic-properties draw:stroke="none" draw:fill-color="#004d40" draw:textarea-horizontal-align="justify" draw:textarea-vertical-align="middle" draw:auto-grow-height="false" fo:min-height="0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gradient" draw:fill-color="#ffffff" draw:fill-gradient-name="Gradient_20_4" draw:opacity="28%" fo:min-height="0.569cm"/>
      <style:paragraph-properties style:writing-mode="lr-tb"/>
    </style:style>
    <style:style style:name="P1" style:family="paragraph">
      <loext:graphic-properties draw:fill-color="#69f0a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424242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IPAexゴシック" fo:font-size="10pt" fo:font-weight="bold" style:font-name-asian="IPAexゴシック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IPAexゴシック" fo:font-size="10pt" fo:font-weight="bold" style:font-name-asian="IPAexゴシック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color="#6a1b9a" loext:opacity="100%" style:font-name="IPAexゴシック" fo:font-size="10pt" fo:font-weight="bold" style:font-name-asian="IPAexゴシック" style:font-size-asian="10pt" style:font-weight-asian="bold" style:font-size-complex="10pt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color="#6a1b9a" loext:opacity="100%" style:font-name="IPAexゴシック" fo:font-size="10pt" fo:font-weight="bold" style:font-name-asian="IPAexゴシック" style:font-size-asian="10pt" style:font-weight-asian="bold" style:font-size-complex="10pt" style:font-weight-complex="bold"/>
    </style:style>
    <style:style style:name="P10" style:family="paragraph">
      <loext:graphic-properties draw:fill-color="#ce93d8"/>
      <style:paragraph-properties fo:text-align="center"/>
    </style:style>
    <style:style style:name="P11" style:family="paragraph">
      <loext:graphic-properties draw:fill-color="#ef9a9a"/>
      <style:paragraph-properties fo:text-align="center"/>
    </style:style>
    <style:style style:name="P12" style:family="paragraph">
      <style:text-properties fo:color="#b71c1c" loext:opacity="100%" style:font-name="Chilanka"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color="#b71c1c" loext:opacity="100%" style:font-name="Chilanka" fo:font-style="italic" style:font-style-asian="italic" style:font-style-complex="italic"/>
    </style:style>
    <style:style style:name="P14" style:family="paragraph">
      <style:paragraph-properties fo:text-align="center"/>
      <style:text-properties fo:color="#004d40" loext:opacity="100%" style:font-name="Chilanka" fo:font-size="8pt" fo:font-weight="bold" style:font-name-asian="IPAexゴシック" style:font-size-asian="8pt" style:font-weight-asian="bold" style:font-size-complex="8pt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004d40" loext:opacity="100%" style:font-name="Chilanka" fo:font-size="8pt" fo:font-weight="bold" style:font-name-asian="IPAexゴシック" style:font-size-asian="8pt" style:font-weight-asian="bold" style:font-size-complex="8pt" style:font-weight-complex="bold"/>
    </style:style>
    <style:style style:name="P16" style:family="paragraph">
      <loext:graphic-properties draw:fill-color="#004d40"/>
      <style:paragraph-properties fo:text-align="center"/>
      <style:text-properties fo:font-size="6pt" style:font-size-asian="6pt" style:font-size-complex="6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-color="#004d40"/>
      <style:paragraph-properties fo:text-align="center"/>
    </style:style>
    <style:style style:name="P19" style:family="paragraph">
      <style:text-properties style:font-name="IPAexゴシック" fo:font-size="8pt" style:font-name-asian="IPAexゴシック" style:font-size-asian="8pt" style:font-size-complex="8pt"/>
    </style:style>
    <style:style style:name="P20" style:family="paragraph">
      <loext:graphic-properties draw:fill="gradient" draw:fill-color="#ffffff" draw:fill-gradient-name="Gradient_20_4" draw:opacity="28%"/>
      <style:text-properties style:font-name="IPAexゴシック" fo:font-size="8pt" style:font-name-asian="IPAexゴシック" style:font-size-asian="8pt" style:font-size-complex="8pt"/>
    </style:style>
    <style:style style:name="T1" style:family="text">
      <style:text-properties style:font-name="IPAexゴシック" fo:font-size="10pt" fo:font-weight="bold" style:font-name-asian="IPAexゴシック" style:font-size-asian="10pt" style:font-weight-asian="bold" style:font-size-complex="10pt" style:font-weight-complex="bold"/>
    </style:style>
    <style:style style:name="T2" style:family="text">
      <style:text-properties fo:color="#6a1b9a" loext:opacity="100%" style:font-name="IPAexゴシック" fo:font-size="10pt" fo:font-weight="bold" style:font-name-asian="IPAexゴシック" style:font-size-asian="10pt" style:font-weight-asian="bold" style:font-size-complex="10pt" style:font-weight-complex="bold"/>
    </style:style>
    <style:style style:name="T3" style:family="text">
      <style:text-properties fo:color="#b71c1c" loext:opacity="100%" style:font-name="Chilanka" fo:font-style="italic" style:font-style-asian="italic" style:font-style-complex="italic"/>
    </style:style>
    <style:style style:name="T4" style:family="text">
      <style:text-properties fo:color="#004d40" loext:opacity="100%" style:font-name="Chilanka" fo:font-size="8pt" fo:font-weight="bold" style:font-name-asian="IPAexゴシック" style:font-size-asian="8pt" style:font-weight-asian="bold" style:font-size-complex="8pt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font-name="IPAexゴシック" fo:font-size="8pt" style:font-name-asian="IPAexゴシック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.75cm" svg:height="0.25cm" svg:x="0.2cm" svg:y="0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0.25cm" svg:x="0.2cm" svg:y="1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cm" svg:height="1.632cm" svg:x="0.2cm" svg:y="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0cm" svg:y1="2.25cm" svg:x2="6cm" svg:y2="2.25cm">
          <text:p/>
        </draw:line>
        <draw:custom-shape draw:style-name="gr1" draw:text-style-name="P1" draw:layer="layout" svg:width="4.75cm" svg:height="0.25cm" svg:x="0.2cm" svg:y="2.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75cm" svg:height="0.25cm" svg:x="0.2cm" svg:y="4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5cm" svg:height="1.7cm" svg:x="0.2cm" svg:y="2.5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03cm" svg:height="0.25cm" svg:x="3.641cm" svg:y="2.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103cm" svg:height="0.25cm" svg:x="3.641cm" svg:y="3.8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25cm" svg:height="1.25cm" svg:x="3.388cm" svg:y="2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25cm" svg:height="1.25cm" svg:x="3.788cm" svg:y="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103cm" svg:height="0.25cm" svg:x="3.277cm" svg:y="2.7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0.103cm" svg:height="0.25cm" svg:x="3.277cm" svg:y="3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362cm" svg:height="0.25cm" svg:x="3.888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362cm" svg:height="0.25cm" svg:x="3.5cm" svg:y="3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1cm" svg:height="0.1cm" svg:x="1.55cm" svg:y="0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751cm" svg:y="0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452cm" svg:y="0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853cm" svg:y="1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45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055cm" svg:y="1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056cm" svg:y="0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857cm" svg:y="0.5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858cm" svg:y="0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759cm" svg:y="1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76cm" svg:y="1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561cm" svg:y="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962cm" svg:y="0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963cm" svg:y="0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695cm" svg:y="0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996cm" svg:y="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697cm" svg:y="0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998cm" svg:y="1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699cm" svg:y="1.3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3cm" svg:y="1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201cm" svg:y="0.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0.1cm" svg:height="0.1cm" svg:x="0.902cm" svg:y="0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003cm" svg:y="1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904cm" svg:y="1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805cm" svg:y="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806cm" svg:y="1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007cm" svg:y="1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008cm" svg:y="1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081cm" svg:y="0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982cm" svg:y="0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183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784cm" svg:y="1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485cm" svg:y="1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786cm" svg:y="0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187cm" svg:y="0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088cm" svg:y="0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089cm" svg:y="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09cm" svg:y="1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991cm" svg:y="1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292cm" svg:y="0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293cm" svg:y="0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325cm" svg:y="0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326cm" svg:y="0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127cm" svg:y="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228cm" svg:y="1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029cm" svg:y="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53cm" svg:y="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631cm" svg:y="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332cm" svg:y="0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433cm" svg:y="1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234cm" svg:y="1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135cm" svg:y="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136cm" svg:y="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237cm" svg:y="1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238cm" svg:y="1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151cm" svg:y="0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253cm" svg:y="0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055cm" svg:y="1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056cm" svg:y="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857cm" svg:y="0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558cm" svg:y="0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859cm" svg:y="0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46cm" svg:y="1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361cm" svg:y="1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462cm" svg:y="1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396cm" svg:y="0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498cm" svg:y="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3cm" svg:y="1.3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101cm" svg:y="1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202cm" svg:y="0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803cm" svg:y="0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004cm" svg:y="0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705cm" svg:y="1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386cm" svg:y="0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187cm" svg:y="0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888cm" svg:y="0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089cm" svg:y="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79cm" svg:y="1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231cm" svg:y="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632cm" svg:y="0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133cm" svg:y="0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334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035cm" svg:y="1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554cm" svg:y="1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563cm" svg:y="0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564cm" svg:y="0.9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597cm" svg:y="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699cm" svg:y="1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506cm" svg:y="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507cm" svg:y="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708cm" svg:y="1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709cm" svg:y="1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782cm" svg:y="0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583cm" svg:y="0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884cm" svg:y="1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691cm" svg:y="1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692cm" svg:y="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893cm" svg:y="0.8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894cm" svg:y="0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726cm" svg:y="0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927cm" svg:y="0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728cm" svg:y="0.8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029cm" svg:y="1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63cm" svg:y="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836cm" svg:y="1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837cm" svg:y="1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038cm" svg:y="1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839cm" svg:y="0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657cm" svg:y="1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258cm" svg:y="0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459cm" svg:y="0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46cm" svg:y="0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261cm" svg:y="1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702cm" svg:y="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903cm" svg:y="0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504cm" svg:y="0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605cm" svg:y="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506cm" svg:y="1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989cm" svg:y="0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79cm" svg:y="0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691cm" svg:y="1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234cm" svg:y="0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935cm" svg:y="1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936cm" svg:y="1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143cm" svg:y="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144cm" svg:y="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23cm" svg:y="0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131cm" svg:y="1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032cm" svg:y="1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177cm" svg:y="1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204cm" svg:y="1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344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245cm" svg:y="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331cm" svg:y="0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432cm" svg:y="1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333cm" svg:y="1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278cm" svg:y="1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405cm" svg:y="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744cm" svg:y="1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645cm" svg:y="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731cm" svg:y="0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832cm" svg:y="1.0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633cm" svg:y="1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678cm" svg:y="1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805cm" svg:y="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744cm" svg:y="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545cm" svg:y="0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431cm" svg:y="0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532cm" svg:y="0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333cm" svg:y="1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478cm" svg:y="1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705cm" svg:y="1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409cm" svg:y="2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61cm" svg:y="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411cm" svg:y="3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712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313cm" svg:y="3.5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014cm" svg:y="3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015cm" svg:y="3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816cm" svg:y="2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817cm" svg:y="3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718cm" svg:y="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519cm" svg:y="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52cm" svg:y="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721cm" svg:y="3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722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554cm" svg:y="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755cm" svg:y="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556cm" svg:y="3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857cm" svg:y="3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458cm" svg:y="3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159cm" svg:y="3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16cm" svg:y="3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961cm" svg:y="3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962cm" svg:y="3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863cm" svg:y="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664cm" svg:y="3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665cm" svg:y="3.5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866cm" svg:y="3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867cm" svg:y="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94cm" svg:y="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741cm" svg:y="3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042cm" svg:y="3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643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344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345cm" svg:y="3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146cm" svg:y="2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147cm" svg:y="3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048cm" svg:y="3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849cm" svg:y="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85cm" svg:y="3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051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052cm" svg:y="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884cm" svg:y="2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085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886cm" svg:y="3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187cm" svg:y="3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788cm" svg:y="3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489cm" svg:y="3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49cm" svg:y="3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291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292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193cm" svg:y="3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994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995cm" svg:y="3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196cm" svg:y="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197cm" svg:y="3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01cm" svg:y="2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012cm" svg:y="3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914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615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616cm" svg:y="3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517cm" svg:y="2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518cm" svg:y="3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419cm" svg:y="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12cm" svg:y="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121cm" svg:y="3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155cm" svg:y="2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157cm" svg:y="3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059cm" svg:y="3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76cm" svg:y="3.4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761cm" svg:y="3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562cm" svg:y="3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563cm" svg:y="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564cm" svg:y="3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945cm" svg:y="3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946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747cm" svg:y="2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748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649cm" svg:y="3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09cm" svg:y="3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3.091cm" svg:y="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892cm" svg:y="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893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794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513cm" svg:y="3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522cm" svg:y="3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523cm" svg:y="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556cm" svg:y="3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658cm" svg:y="3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465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466cm" svg:y="3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667cm" svg:y="3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668cm" svg:y="3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741cm" svg:y="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542cm" svg:y="3.1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843cm" svg:y="3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65cm" svg:y="3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651cm" svg:y="3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852cm" svg:y="3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853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685cm" svg:y="2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886cm" svg:y="3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687cm" svg:y="3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988cm" svg:y="3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589cm" svg:y="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795cm" svg:y="3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796cm" svg:y="3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997cm" svg:y="3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998cm" svg:y="3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516cm" svg:y="3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517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318cm" svg:y="2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319cm" svg:y="3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22cm" svg:y="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661cm" svg:y="3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662cm" svg:y="3.2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463cm" svg:y="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464cm" svg:y="3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365cm" svg:y="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648cm" svg:y="2.9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649cm" svg:y="3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55cm" svg:y="3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793cm" svg:y="3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794cm" svg:y="3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695cm" svg:y="3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102cm" svg:y="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103cm" svg:y="3.4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089cm" svg:y="3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09cm" svg:y="3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0.991cm" svg:y="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136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1.163cm" svg:y="3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203cm" svg:y="3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204cm" svg:y="3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19cm" svg:y="3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191cm" svg:y="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092cm" svg:y="3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237cm" svg:y="3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264cm" svg:y="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503cm" svg:y="3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504cm" svg:y="3.4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49cm" svg:y="3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491cm" svg:y="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492cm" svg:y="3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537cm" svg:y="3.8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564cm" svg:y="3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403cm" svg:y="3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404cm" svg:y="3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39cm" svg:y="2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391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292cm" svg:y="3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437cm" svg:y="3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cm" svg:height="0.1cm" svg:x="2.464cm" svg:y="3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.25cm" svg:height="0.602cm" svg:x="2.9cm" svg:y="2.25cm">
          <draw:text-box>
            <text:p text:style-name="P6"><text:span text:style-name="T1">固</text:span><text:span text:style-name="T1">定</text:span></text:p>
          </draw:text-box>
        </draw:frame>
        <draw:frame draw:style-name="gr9" draw:text-style-name="P9" draw:layer="layout" svg:width="1.25cm" svg:height="0.602cm" svg:x="3.25cm" svg:y="0cm">
          <draw:text-box>
            <text:p text:style-name="P8"><text:span text:style-name="T2">自</text:span><text:span text:style-name="T2">由</text:span></text:p>
          </draw:text-box>
        </draw:frame>
        <draw:custom-shape draw:style-name="gr10" draw:text-style-name="P10" draw:layer="layout" svg:width="0.75cm" svg:height="0.25cm" svg:x="3.542cm" svg:y="0.5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1" draw:layer="layout" svg:width="0.5cm" svg:height="0.665cm" svg:x="1cm" svg:y="1.5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3" draw:layer="layout" svg:width="1.25cm" svg:height="0.95cm" svg:x="0.15cm" svg:y="1.5cm">
          <draw:text-box>
            <text:p text:style-name="P12"><text:span text:style-name="T3">Q</text:span></text:p>
          </draw:text-box>
        </draw:frame>
        <draw:custom-shape draw:style-name="gr11" draw:text-style-name="P11" draw:layer="layout" svg:width="0.5cm" svg:height="0.665cm" svg:x="1cm" svg:y="3.79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3" draw:layer="layout" svg:width="1.25cm" svg:height="0.95cm" svg:x="0.15cm" svg:y="3.8cm">
          <draw:text-box>
            <text:p text:style-name="P12"><text:span text:style-name="T3">Q</text:span></text:p>
          </draw:text-box>
        </draw:frame>
        <draw:frame draw:style-name="gr13" draw:text-style-name="P15" draw:layer="layout" svg:width="1.75cm" svg:height="0.564cm" svg:x="0cm" svg:y="2.395cm">
          <draw:text-box>
            <text:p text:style-name="P14"><text:span text:style-name="T4">Syr</text:span><text:span text:style-name="T4">ing</text:span><text:span text:style-name="T4">e</text:span></text:p>
          </draw:text-box>
        </draw:frame>
        <draw:frame draw:style-name="gr13" draw:text-style-name="P15" draw:layer="layout" svg:width="1.75cm" svg:height="0.564cm" svg:x="0cm" svg:y="0.095cm">
          <draw:text-box>
            <text:p text:style-name="P14"><text:span text:style-name="T4">Syrin</text:span><text:span text:style-name="T4">ge</text:span></text:p>
          </draw:text-box>
        </draw:frame>
        <draw:custom-shape draw:style-name="gr14" draw:text-style-name="P16" draw:layer="layout" svg:width="0.25cm" svg:height="0.25cm" svg:x="0.201cm" svg:y="1cm">
          <text:p text:style-name="P5"><text:span text:style-name="T5">栓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0.25cm" svg:height="0.25cm" svg:x="0.201cm" svg:y="3.3cm">
          <text:p text:style-name="P17"><text:span text:style-name="T5">栓</text:span></text:p>
          <draw:enhanced-geometry svg:viewBox="0 0 21600 21600" draw:type="rectangle" draw:enhanced-path="M 0 0 L 21600 0 21600 21600 0 21600 0 0 Z N"/>
        </draw:custom-shape>
        <draw:frame draw:style-name="gr15" draw:text-style-name="P20" draw:layer="layout" svg:width="4cm" svg:height="1.103cm" svg:x="2cm" svg:y="1.147cm">
          <draw:text-box>
            <text:p text:style-name="P19"><text:span text:style-name="T6">温度：外部温度に依存する</text:span></text:p>
            <text:p text:style-name="P19"><text:span text:style-name="T6">体積：温度により可変する</text:span></text:p>
            <text:p text:style-name="P19"><text:span text:style-name="T6">圧力：一定</text:span></text:p>
          </draw:text-box>
        </draw:frame>
        <draw:frame draw:style-name="gr15" draw:text-style-name="P20" draw:layer="layout" svg:width="4cm" svg:height="1.103cm" svg:x="2cm" svg:y="3.448cm">
          <draw:text-box>
            <text:p text:style-name="P19"><text:span text:style-name="T6">温度：外部温度に依存する</text:span></text:p>
            <text:p text:style-name="P19"><text:span text:style-name="T6">体積：一定</text:span></text:p>
            <text:p text:style-name="P19"><text:span text:style-name="T6">圧力：温度により変化する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hilanka" svg:font-family="Chilanka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family-generic="swiss" style:font-pitch="variable"/>
    <style:font-face style:name="ＭＳ Ｐ明朝" svg:font-family="'ＭＳ Ｐ明朝'" style:font-family-generic="system" style:font-pitch="variable"/>
  </office:font-face-decls>
  <office:styles>
    <draw:gradient draw:name="Gradient_20_1" draw:display-name="Gradient 1" draw:style="linear" draw:start-color="#e8f5e9" draw:end-color="#ffd7d7" draw:start-intensity="100%" draw:end-intensity="100%" draw:angle="30deg" draw:border="0%"/>
    <draw:gradient draw:name="Gradient_20_2" draw:display-name="Gradient 2" draw:style="linear" draw:start-color="#e8f5e9" draw:end-color="#81c784" draw:start-intensity="100%" draw:end-intensity="100%" draw:angle="30deg" draw:border="0%"/>
    <draw:gradient draw:name="Gradient_20_3" draw:display-name="Gradient 3" draw:style="linear" draw:start-color="#e8f5e9" draw:end-color="#43a047" draw:start-intensity="100%" draw:end-intensity="100%" draw:angle="30deg" draw:border="0%"/>
    <draw:gradient draw:name="Gradient_20_4" draw:display-name="Gradient 4" draw:style="linear" draw:start-color="#e8f5e9" draw:end-color="#1b5e20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7T22:29:24.110779544</dc:date>
    <meta:editing-duration>PT3H42M31S</meta:editing-duration>
    <meta:editing-cycles>146</meta:editing-cycles>
    <meta:generator>LibreOffice/7.3.5.2$Linux_X86_64 LibreOffice_project/30$Build-2</meta:generator>
    <meta:document-statistic meta:object-count="332"/>
  </office:meta>
</office:document-meta>
</file>